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 hne" svg:font-family="'S hne', ui-sans-serif, system-ui, apple-system, 'Segoe UI', Roboto, Ubuntu, Cantarell, 'Noto Sans', sans-serif, 'Helvetica Neue', Arial, 'Apple Color Emoji', 'Segoe UI Emoji', 'Segoe UI Symbol', 'Noto Color Emoj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padding="0.0193in" fo:border="0.0008in solid #e3e3e3"/>
    </style:style>
    <style:style style:name="P2" style:family="paragraph" style:parent-style-name="Text_20_body" style:list-style-name="L1">
      <style:paragraph-properties fo:padding="0.0193in" fo:border="0.0008in solid #e3e3e3"/>
    </style:style>
    <style:style style:name="T1" style:family="text">
      <style:text-properties fo:font-variant="normal" fo:text-transform="none" fo:color="#0d0d0d" style:font-name="S hne" fo:font-size="12pt" fo:letter-spacing="normal" fo:font-style="normal"/>
    </style:style>
    <style:style style:name="T2" style:family="text">
      <style:text-properties fo:font-variant="normal" fo:text-transform="none" fo:color="#0d0d0d" style:font-name="S hne" fo:font-size="12pt" fo:letter-spacing="normal" fo:font-style="normal" fo:font-weight="normal"/>
    </style:style>
    <style:style style:name="T3" style:family="text">
      <style:text-properties fo:font-variant="normal" fo:text-transform="none" fo:color="#0d0d0d" fo:letter-spacing="normal"/>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cial media can play a significant role in supporting the Tennessee Master Gardener mission in several ways:</text:p>
      <text:list xml:id="list947024152993785998" text:style-name="L1">
        <text:list-item>
          <text:p text:style-name="P2"><text:span text:style-name="Strong_20_Emphasis">Education and Information Sharing:</text:span> Social media platforms like Facebook, Instagram, and Twitter provide avenues for sharing gardening tips, techniques, and educational resources. The Tennessee Master Gardener program can use these platforms to disseminate information about gardening best practices, plant care, pest management, and more to a wide audience.</text:p>
        </text:list-item>
        <text:list-item>
          <text:p text:style-name="P2"><text:span text:style-name="Strong_20_Emphasis">Community Building:</text:span> Social media allows Tennessee Master Gardeners to connect with gardening enthusiasts across the state and beyond. Through online <text:span text:style-name="T2">communities and groups, members can exchange ideas, ask questions, and offer support to one another. This sense of community can strengthen the Master Gardener network and encourage more people to get involved in gardening.</text:span> </text:p>
        </text:list-item>
        <text:list-item>
          <text:p text:style-name="P2"><text:span text:style-name="Strong_20_Emphasis">Promotion of Events and Workshops:</text:span> Social media platforms are effective tools for promoting events, workshops, and seminars organized by the Tennessee Master Gardener program. By creating event pages, sharing event details, and engaging with followers, the program can attract participants and generate interest in gardening-related activities.</text:p>
        </text:list-item>
        <text:list-item>
          <text:p text:style-name="P2"><text:span text:style-name="Strong_20_Emphasis">Showcasing Success Stories:</text:span><text:span text:style-name="T3"> </text:span><text:span text:style-name="T2">Social media provides a platform for showcasing the accomplishments of Tennessee Master Gardeners and highlighting success stories from their gardening projects. By sharing photos, videos, and testimonials, the program can inspire others to get involved in gardening and demonstrate the positive impact of the Master Gardener initiative. </text:span></text:p>
        </text:list-item>
        <text:list-item>
          <text:p text:style-name="P2"><text:span text:style-name="Strong_20_Emphasis"><text:span text:style-name="T1">Recruitment and Outreach:</text:span></text:span><text:span text:style-name="T2"> Social media can be used as a recruitment tool to attract new volunteers to the Tennessee Master Gardener program. By sharing information about the benefits of volunteering, training opportunities, and how to get involved, the program can reach a broader audience and encourage individuals to join the initiative.</text:span></text:p>
          <text:p text:style-name="P2"><text:span text:style-name="T2">Overall, social media offers a powerful platform for supporting the Tennessee Master Gardener mission by facilitating education, community building, promotion, showcasing success stories, and recruitment efforts. By leveraging these platforms effectively, the program can enhance its outreach and impact in the gardening community. </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 hne" svg:font-family="'S hne', ui-sans-serif, system-ui, apple-system, 'Segoe UI', Roboto, Ubuntu, Cantarell, 'Noto Sans', sans-serif, 'Helvetica Neue', Arial, 'Apple Color Emoji', 'Segoe UI Emoji', 'Segoe UI Symbol', 'Noto Color Emoj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thleen Doss</meta:initial-creator>
    <meta:creation-date>2024-04-22T06:35:50.41</meta:creation-date>
    <meta:document-statistic meta:table-count="0" meta:image-count="0" meta:object-count="0" meta:page-count="1" meta:paragraph-count="7" meta:word-count="315" meta:character-count="2232"/>
    <dc:date>2024-04-22T06:38:58.77</dc:date>
    <dc:creator>Kathleen Doss</dc:creator>
    <meta:editing-duration>PT3M10S</meta:editing-duration>
    <meta:editing-cycles>1</meta:editing-cycles>
    <meta:generator>OpenOffice/4.1.15$Win32 OpenOffice.org_project/4115m2$Build-9813</meta:generator>
  </office:meta>
</office:document-meta>
</file>